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4mm"/>
    </style:style>
    <style:style style:name="co3" style:family="table-column">
      <style:table-column-properties fo:break-before="auto" style:column-width="46.65mm"/>
    </style:style>
    <style:style style:name="co4" style:family="table-column">
      <style:table-column-properties fo:break-before="auto" style:column-width="4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dc578"/>
    </style:style>
    <style:style style:name="ce2" style:family="table-cell" style:parent-style-name="Default">
      <style:table-cell-properties fo:background-color="#f37b7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="0.06pt solid #000000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ackground-color="#fdc578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3715a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>
      <style:table-cell-properties fo:background-color="#f37b70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">
      <style:table-cell-properties fo:background-color="#fdc578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dc578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1" table:default-cell-style-name="ce1"/>
        <table:table-column table:style-name="co1" table:default-cell-style-name="ce8"/>
        <table:table-column table:style-name="co1" table:number-columns-repeated="3" table:default-cell-style-name="ce1"/>
        <table:table-column table:style-name="co4" table:default-cell-style-name="ce14"/>
        <table:table-row table:style-name="ro1">
          <table:table-cell table:style-name="Default"/>
          <table:table-cell table:style-name="ce3"/>
          <table:table-cell table:style-name="ce5" office:value-type="string" calcext:value-type="string">
            <text:p>Media todos los niveles</text:p>
          </table:table-cell>
          <table:table-cell table:style-name="ce5"/>
          <table:table-cell table:style-name="Default"/>
          <table:table-cell table:style-name="ce3"/>
          <table:table-cell table:style-name="ce10" office:value-type="string" calcext:value-type="string">
            <text:p>Media sin nivel 14</text:p>
          </table:table-cell>
          <table:table-cell table:style-name="ce10"/>
          <table:table-cell table:style-name="Default" table:number-columns-repeated="14"/>
        </table:table-row>
        <table:table-row table:style-name="ro1">
          <table:table-cell table:style-name="Default"/>
          <table:table-cell table:style-name="ce3" office:value-type="string" calcext:value-type="string">
            <text:p>Tam. Dataset</text:p>
          </table:table-cell>
          <table:table-cell table:style-name="ce4" office:value-type="string" calcext:value-type="string">
            <text:p>Greedy</text:p>
          </table:table-cell>
          <table:table-cell table:style-name="ce4" office:value-type="string" calcext:value-type="string">
            <text:p>DQP</text:p>
          </table:table-cell>
          <table:table-cell table:style-name="Default"/>
          <table:table-cell table:style-name="ce3" office:value-type="string" calcext:value-type="string">
            <text:p>Tam. Dataset</text:p>
          </table:table-cell>
          <table:table-cell table:style-name="ce4" office:value-type="string" calcext:value-type="string">
            <text:p>Greedy</text:p>
          </table:table-cell>
          <table:table-cell table:style-name="ce4" office:value-type="string" calcext:value-type="string">
            <text:p>DQP</text:p>
          </table:table-cell>
          <table:table-cell table:style-name="Default" table:number-columns-repeated="14"/>
        </table:table-row>
        <table:table-row table:style-name="ro1"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6" office:value-type="float" office:value="88.7533333333333" calcext:value-type="float">
            <text:p>89</text:p>
          </table:table-cell>
          <table:table-cell table:style-name="ce9" office:value-type="float" office:value="86" calcext:value-type="float">
            <text:p>86</text:p>
          </table:table-cell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6" office:value-type="float" office:value="82.7777777777778" calcext:value-type="float">
            <text:p>83</text:p>
          </table:table-cell>
          <table:table-cell table:style-name="ce9" office:value-type="float" office:value="79" calcext:value-type="float">
            <text:p>79</text:p>
          </table:table-cell>
          <table:table-cell table:style-name="Default" table:number-columns-repeated="14"/>
        </table:table-row>
        <table:table-row table:style-name="ro1">
          <table:table-cell table:style-name="Default"/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80.8533333333333" calcext:value-type="float">
            <text:p>81</text:p>
          </table:table-cell>
          <table:table-cell table:style-name="ce9" office:value-type="float" office:value="83" calcext:value-type="float">
            <text:p>83</text:p>
          </table:table-cell>
          <table:table-cell table:style-name="Default"/>
          <table:table-cell table:style-name="ce4" office:value-type="float" office:value="1000" calcext:value-type="float">
            <text:p>1000</text:p>
          </table:table-cell>
          <table:table-cell table:style-name="ce6" office:value-type="float" office:value="73.7333333333333" calcext:value-type="float">
            <text:p>74</text:p>
          </table:table-cell>
          <table:table-cell table:style-name="ce9" office:value-type="float" office:value="76" calcext:value-type="float">
            <text:p>76</text:p>
          </table:table-cell>
          <table:table-cell table:style-name="Default" table:number-columns-repeated="14"/>
        </table:table-row>
        <table:table-row table:style-name="ro1">
          <table:table-cell table:style-name="Default"/>
          <table:table-cell table:style-name="ce4" office:value-type="float" office:value="2500" calcext:value-type="float">
            <text:p>2500</text:p>
          </table:table-cell>
          <table:table-cell table:style-name="ce6" office:value-type="float" office:value="76.3" calcext:value-type="float">
            <text:p>76</text:p>
          </table:table-cell>
          <table:table-cell table:style-name="ce9" office:value-type="float" office:value="77" calcext:value-type="float">
            <text:p>77</text:p>
          </table:table-cell>
          <table:table-cell table:style-name="Default"/>
          <table:table-cell table:style-name="ce4" office:value-type="float" office:value="2500" calcext:value-type="float">
            <text:p>2500</text:p>
          </table:table-cell>
          <table:table-cell table:style-name="ce6" office:value-type="float" office:value="70.2888888888889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style-name="Default" table:number-columns-repeated="14"/>
        </table:table-row>
        <table:table-row table:style-name="ro1">
          <table:table-cell table:style-name="Default"/>
          <table:table-cell table:style-name="ce4" office:value-type="float" office:value="5000" calcext:value-type="float">
            <text:p>5000</text:p>
          </table:table-cell>
          <table:table-cell table:style-name="ce6" office:value-type="float" office:value="76.9066666666667" calcext:value-type="float">
            <text:p>77</text:p>
          </table:table-cell>
          <table:table-cell table:style-name="ce9" office:value-type="float" office:value="75" calcext:value-type="float">
            <text:p>75</text:p>
          </table:table-cell>
          <table:table-cell table:style-name="Default"/>
          <table:table-cell table:style-name="ce4" office:value-type="float" office:value="5000" calcext:value-type="float">
            <text:p>5000</text:p>
          </table:table-cell>
          <table:table-cell table:style-name="ce6" office:value-type="float" office:value="70.6666666666667" calcext:value-type="float">
            <text:p>71</text:p>
          </table:table-cell>
          <table:table-cell table:style-name="ce9" office:value-type="float" office:value="69" calcext:value-type="float">
            <text:p>69</text:p>
          </table:table-cell>
          <table:table-cell table:style-name="Default" table:number-columns-repeated="14"/>
        </table:table-row>
        <table:table-row table:style-name="ro1">
          <table:table-cell table:style-name="Default"/>
          <table:table-cell table:style-name="ce4" office:value-type="float" office:value="7500" calcext:value-type="float">
            <text:p>7500</text:p>
          </table:table-cell>
          <table:table-cell table:style-name="ce6" office:value-type="float" office:value="77.08" calcext:value-type="float">
            <text:p>77</text:p>
          </table:table-cell>
          <table:table-cell table:style-name="ce9" office:value-type="float" office:value="75" calcext:value-type="float">
            <text:p>75</text:p>
          </table:table-cell>
          <table:table-cell table:style-name="Default"/>
          <table:table-cell table:style-name="ce4" office:value-type="float" office:value="7500" calcext:value-type="float">
            <text:p>7500</text:p>
          </table:table-cell>
          <table:table-cell table:style-name="ce6" office:value-type="float" office:value="70.3555555555556" calcext:value-type="float">
            <text:p>70</text:p>
          </table:table-cell>
          <table:table-cell table:style-name="ce9" office:value-type="float" office:value="68" calcext:value-type="float">
            <text:p>68</text:p>
          </table:table-cell>
          <table:table-cell table:style-name="Default" table:number-columns-repeated="14"/>
        </table:table-row>
        <table:table-row table:style-name="ro1">
          <table:table-cell table:style-name="Default"/>
          <table:table-cell table:style-name="ce4" office:value-type="float" office:value="10000" calcext:value-type="float">
            <text:p>10000</text:p>
          </table:table-cell>
          <table:table-cell table:style-name="ce6" office:value-type="float" office:value="76.06" calcext:value-type="float">
            <text:p>76</text:p>
          </table:table-cell>
          <table:table-cell table:style-name="ce9" office:value-type="float" office:value="75" calcext:value-type="float">
            <text:p>75</text:p>
          </table:table-cell>
          <table:table-cell table:style-name="Default"/>
          <table:table-cell table:style-name="ce4" office:value-type="float" office:value="10000" calcext:value-type="float">
            <text:p>10000</text:p>
          </table:table-cell>
          <table:table-cell table:style-name="ce6" office:value-type="float" office:value="70.637037037037" calcext:value-type="float">
            <text:p>71</text:p>
          </table:table-cell>
          <table:table-cell table:style-name="ce9" office:value-type="float" office:value="67" calcext:value-type="float">
            <text:p>67</text:p>
          </table:table-cell>
          <table:table-cell table:style-name="Default" table:number-columns-repeated="14"/>
        </table:table-row>
        <table:table-row table:style-name="ro1" table:number-rows-repeated="3">
          <table:table-cell table:style-name="Default" table:number-columns-repeated="22"/>
        </table:table-row>
        <table:table-row table:style-name="ro1">
          <table:table-cell table:style-name="Default" table:number-columns-repeated="2"/>
          <table:table-cell table:style-name="ce7"/>
          <table:table-cell table:style-name="Default" table:number-columns-repeated="19"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office:value-type="string" calcext:value-type="string">
            <text:p>Greedy</text:p>
          </table:table-cell>
          <table:table-cell table:number-columns-repeated="10"/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5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Tam. Dataset</text:p>
          </table:table-cell>
          <table:table-cell table:style-name="ce1" office:value-type="string" calcext:value-type="string">
            <text:p>Media todos los nivel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table:style-name="ce1"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AVERAGE([.B15:.P15])" office:value-type="float" office:value="92.6" calcext:value-type="float">
            <text:p>9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3" table:formula="of:=AVERAGE([.R15];[.R23];[.R31];[.R39];[.R47];[.R55];[.R63];[.R71];[.R79];[.R87])" office:value-type="float" office:value="88.7533333333333" calcext:value-type="float">
            <text:p>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AVERAGE([.B16:.P16])" office:value-type="float" office:value="78.6666666666667" calcext:value-type="float">
            <text:p>79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3" table:formula="of:=AVERAGE([.R16];[.R24];[.R32];[.R40];[.R48];[.R56];[.R64];[.R72];[.R80];[.R88])" office:value-type="float" office:value="80.8533333333333" calcext:value-type="float">
            <text:p>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1" calcext:value-type="float">
            <text:p>111</text:p>
          </table:table-cell>
          <table:table-cell table:style-name="ce1"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AVERAGE([.B17:.P17])" office:value-type="float" office:value="80.7333333333333" calcext:value-type="float">
            <text:p>81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style-name="ce13" table:formula="of:=AVERAGE([.R17];[.R25];[.R33];[.R41];[.R49];[.R57];[.R65];[.R73];[.R81];[.R89])" office:value-type="float" office:value="76.3" calcext:value-type="float">
            <text:p>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AVERAGE([.B18:.P18])" office:value-type="float" office:value="74.4" calcext:value-type="float">
            <text:p>7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3" table:formula="of:=AVERAGE([.R18];[.R26];[.R34];[.R42];[.R50];[.R58];[.R66];[.R74];[.R82];[.R90])" office:value-type="float" office:value="76.9066666666667" calcext:value-type="float">
            <text:p>7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AVERAGE([.B19:.P19])" office:value-type="float" office:value="71.2" calcext:value-type="float">
            <text:p>71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style-name="ce13" table:formula="of:=AVERAGE([.R19];[.R27];[.R35];[.R43];[.R51];[.R59];[.R67];[.R75];[.R83];[.R91])" office:value-type="float" office:value="77.08" calcext:value-type="float">
            <text:p>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AVERAGE([.B20:.P20])" office:value-type="float" office:value="85.3333333333333" calcext:value-type="float">
            <text:p>8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3" table:formula="of:=AVERAGE([.R20];[.R28];[.R36];[.R44];[.R52];[.R60];[.R68];[.R76];[.R84];[.R92])" office:value-type="float" office:value="76.06" calcext:value-type="float">
            <text:p>76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6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Tam. Dataset</text:p>
          </table:table-cell>
          <table:table-cell office:value-type="string" calcext:value-type="string">
            <text:p>Media niveles sin nivel 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VERAGE([.B23:.P23])" office:value-type="float" office:value="70.3333333333333" calcext:value-type="float">
            <text:p>7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3" table:formula="of:=AVERAGE([.R15];[.R23];[.R31];[.R39];[.R47];[.R55];[.R63];[.R71];[.R79])" office:value-type="float" office:value="82.7777777777778" calcext:value-type="float">
            <text:p>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/>
          <table:table-cell table:formula="of:=AVERAGE([.B24:.P24])" office:value-type="float" office:value="64.8" calcext:value-type="float">
            <text:p>65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13" table:formula="of:=AVERAGE([.R16];[.R24];[.R32];[.R40];[.R48];[.R56];[.R64];[.R72];[.R80])" office:value-type="float" office:value="73.7333333333333" calcext:value-type="float">
            <text:p>7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AVERAGE([.B25:.P25])" office:value-type="float" office:value="61.2" calcext:value-type="float">
            <text:p>61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style-name="ce13" table:formula="of:=AVERAGE([.R17];[.R25];[.R33];[.R41];[.R49];[.R57];[.R65];[.R73];[.R81])" office:value-type="float" office:value="70.2888888888889" calcext:value-type="float">
            <text:p>7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AVERAGE([.B26:.P26])" office:value-type="float" office:value="61.6" calcext:value-type="float">
            <text:p>62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13" table:formula="of:=AVERAGE([.R18];[.R26];[.R34];[.R42];[.R50];[.R58];[.R66];[.R74];[.R82])" office:value-type="float" office:value="70.6666666666667" calcext:value-type="float">
            <text:p>7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27:.P27])" office:value-type="float" office:value="65.6" calcext:value-type="float">
            <text:p>66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table:style-name="ce13" table:formula="of:=AVERAGE([.R19];[.R27];[.R35];[.R43];[.R51];[.R59];[.R67];[.R75];[.R83])" office:value-type="float" office:value="70.3555555555556" calcext:value-type="float">
            <text:p>7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/>
          <table:table-cell table:formula="of:=AVERAGE([.B28:.P28])" office:value-type="float" office:value="61.9333333333333" calcext:value-type="float">
            <text:p>6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13" table:formula="of:=AVERAGE([.R20];[.R28];[.R36];[.R44];[.R52];[.R60];[.R68];[.R76];[.R84])" office:value-type="float" office:value="70.637037037037" calcext:value-type="float">
            <text:p>71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7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AVERAGE([.B31:.P31])" office:value-type="float" office:value="55.6666666666667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/>
          <table:table-cell table:formula="of:=AVERAGE([.B32:.P32])" office:value-type="float" office:value="58.2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AVERAGE([.B33:.P33])" office:value-type="float" office:value="49.1333333333333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AVERAGE([.B34:.P34])" office:value-type="float" office:value="52.1333333333333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AVERAGE([.B35:.P35])" office:value-type="float" office:value="54.8666666666667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AVERAGE([.B36:.P36])" office:value-type="float" office:value="51.8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8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AVERAGE([.B39:.P39])" office:value-type="float" office:value="85.6666666666667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AVERAGE([.B40:.P40])" office:value-type="float" office:value="78.3333333333333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AVERAGE([.B41:.P41])" office:value-type="float" office:value="78.6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B42:.P42])" office:value-type="float" office:value="77.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table:formula="of:=AVERAGE([.B43:.P43])" office:value-type="float" office:value="76.2666666666667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44:.P44])" office:value-type="float" office:value="73.4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9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AVERAGE([.B47:.P47])" office:value-type="float" office:value="86.866666666666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AVERAGE([.B48:.P48])" office:value-type="float" office:value="72.4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B49:.P49])" office:value-type="float" office:value="78.1333333333333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/>
          <table:table-cell table:formula="of:=AVERAGE([.B50:.P50])" office:value-type="float" office:value="77.8666666666667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AVERAGE([.B51:.P51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AVERAGE([.B52:.P52])" office:value-type="float" office:value="73.9333333333333" calcext:value-type="float">
            <text:p>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0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AVERAGE([.B55:.P55])" office:value-type="float" office:value="93.8666666666667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/>
          <table:table-cell table:formula="of:=AVERAGE([.B56:.P56])" office:value-type="float" office:value="77.1333333333333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57:.P57])" office:value-type="float" office:value="74.4666666666667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AVERAGE([.B58:.P58])" office:value-type="float" office:value="76.5333333333333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AVERAGE([.B59:.P59])" office:value-type="float" office:value="75.1333333333333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AVERAGE([.B60:.P60])" office:value-type="float" office:value="78.8666666666667" calcext:value-type="float">
            <text:p>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1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63:.P63])" office:value-type="float" office:value="84.8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AVERAGE([.B64:.P64])" office:value-type="float" office:value="82.8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AVERAGE([.B65:.P65])" office:value-type="float" office:value="76.6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5" calcext:value-type="float">
            <text:p>75</text:p>
          </table:table-cell>
          <table:table-cell table:number-columns-repeated="4" office:value-type="float" office:value="76" calcext:value-type="float">
            <text:p>76</text:p>
          </table:table-cell>
          <table:table-cell/>
          <table:table-cell table:formula="of:=AVERAGE([.B66:.P66])" office:value-type="float" office:value="75.9333333333333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table:formula="of:=AVERAGE([.B67:.P67])" office:value-type="float" office:value="78.4666666666667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/>
          <table:table-cell table:formula="of:=AVERAGE([.B68:.P68])" office:value-type="float" office:value="77.6666666666667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2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/>
          <table:table-cell table:formula="of:=AVERAGE([.B71:.P71])" office:value-type="float" office:value="77.3333333333333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AVERAGE([.B72:.P72])" office:value-type="float" office:value="66.8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AVERAGE([.B73:.P73])" office:value-type="float" office:value="62.2666666666667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formula="of:=AVERAGE([.B74:.P74])" office:value-type="float" office:value="60.8666666666667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AVERAGE([.B75:.P75])" office:value-type="float" office:value="61.4666666666667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/>
          <table:table-cell table:formula="of:=AVERAGE([.B76:.P76])" office:value-type="float" office:value="56.2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3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AVERAGE([.B79:.P79])" office:value-type="float" office:value="97.8666666666667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AVERAGE([.B80:.P80])" office:value-type="float" office:value="84.4666666666667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B81:.P81])" office:value-type="float" office:value="71.4666666666667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3" calcext:value-type="float">
            <text:p>113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AVERAGE([.B82:.P82])" office:value-type="float" office:value="78.8666666666667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AVERAGE([.B83:.P83])" office:value-type="float" office:value="76.2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AVERAGE([.B84:.P84])" office:value-type="float" office:value="76.6" calcext:value-type="float">
            <text:p>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14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am. Dataset</text:p>
          </table:table-cell>
          <table:table-cell office:value-type="string" calcext:value-type="string">
            <text:p>- Nivel 14 -</text:p>
          </table:table-cell>
          <table:table-cell table:style-name="ce1"/>
          <table:table-cell table:number-columns-repeated="14"/>
          <table:table-cell table:style-name="ce1"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3" calcext:value-type="float">
            <text:p>143</text:p>
          </table:table-cell>
          <table:table-cell table:style-name="ce1"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71" calcext:value-type="float">
            <text:p>171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AVERAGE([.B87:.P87])" office:value-type="float" office:value="142.53333333333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AVERAGE([.B88:.P88])" office:value-type="float" office:value="144.933333333333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6" calcext:value-type="float">
            <text:p>136</text:p>
          </table:table-cell>
          <table:table-cell table:style-name="ce1" office:value-type="float" office:value="164" calcext:value-type="float">
            <text:p>164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B89:.P89])" office:value-type="float" office:value="130.4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AVERAGE([.B90:.P90])" office:value-type="float" office:value="133.066666666667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66" calcext:value-type="float">
            <text:p>166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AVERAGE([.B91:.P91])" office:value-type="float" office:value="137.6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B92:.P92])" office:value-type="float" office:value="124.866666666667" calcext:value-type="float">
            <text:p>12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1"/>
          <table:table-cell table:style-name="ce15"/>
        </table:table-row>
        <table:table-row table:style-name="ro1">
          <table:table-cell table:style-name="ce2" table:number-columns-repeated="2"/>
          <table:table-cell/>
          <table:table-cell table:style-name="ce2" table:number-columns-repeated="3"/>
          <table:table-cell table:style-name="ce2" office:value-type="string" calcext:value-type="string">
            <text:p>DQP</text:p>
          </table:table-cell>
          <table:table-cell table:style-name="ce2" table:number-columns-repeated="14"/>
          <table:table-cell table:style-name="ce11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5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2"/>
          <table:table-cell table:style-name="ce2" office:value-type="string" calcext:value-type="string">
            <text:p>Tam. Dataset</text:p>
          </table:table-cell>
          <table:table-cell table:style-name="ce11" office:value-type="string" calcext:value-type="string">
            <text:p>Media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12" table:formula="of:=AVERAGE([.C97:.Q97])" office:value-type="float" office:value="100.928571428571" calcext:value-type="float">
            <text:p>101</text:p>
          </table:table-cell>
          <table:table-cell table:style-name="ce2" table:number-columns-repeated="2"/>
          <table:table-cell table:style-name="ce2" office:value-type="float" office:value="500" calcext:value-type="float">
            <text:p>500</text:p>
          </table:table-cell>
          <table:table-cell table:style-name="ce12" table:formula="of:=AVERAGE([.R97];[.R105];[.R113];[.R121];[.R129];[.R137];[.R145];[.R153];[.R161];[.R169])" office:value-type="float" office:value="86.2214285714286" calcext:value-type="float">
            <text:p>86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/>
          <table:table-cell table:style-name="ce12" table:formula="of:=AVERAGE([.C98:.Q98])" office:value-type="float" office:value="89.0714285714286" calcext:value-type="float">
            <text:p>89</text:p>
          </table:table-cell>
          <table:table-cell table:style-name="ce2" table:number-columns-repeated="2"/>
          <table:table-cell table:style-name="ce2" office:value-type="float" office:value="1000" calcext:value-type="float">
            <text:p>1000</text:p>
          </table:table-cell>
          <table:table-cell table:style-name="ce12" table:formula="of:=AVERAGE([.R98];[.R106];[.R114];[.R122];[.R130];[.R138];[.R146];[.R154];[.R162];[.R170])" office:value-type="float" office:value="82.6571428571429" calcext:value-type="float">
            <text:p>83</text:p>
          </table:table-cell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2" table:formula="of:=AVERAGE([.C99:.Q99])" office:value-type="float" office:value="85.0714285714286" calcext:value-type="float">
            <text:p>85</text:p>
          </table:table-cell>
          <table:table-cell table:style-name="ce2" table:number-columns-repeated="2"/>
          <table:table-cell table:style-name="ce2" office:value-type="float" office:value="2500" calcext:value-type="float">
            <text:p>2500</text:p>
          </table:table-cell>
          <table:table-cell table:style-name="ce12" table:formula="of:=AVERAGE([.R99];[.R107];[.R115];[.R123];[.R131];[.R139];[.R147];[.R155];[.R163];[.R171])" office:value-type="float" office:value="77.4928571428572" calcext:value-type="float">
            <text:p>77</text:p>
          </table:table-cell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2" table:formula="of:=AVERAGE([.C100:.Q100])" office:value-type="float" office:value="75.3571428571429" calcext:value-type="float">
            <text:p>75</text:p>
          </table:table-cell>
          <table:table-cell table:style-name="ce2" table:number-columns-repeated="2"/>
          <table:table-cell table:style-name="ce2" office:value-type="float" office:value="5000" calcext:value-type="float">
            <text:p>5000</text:p>
          </table:table-cell>
          <table:table-cell table:style-name="ce12" table:formula="of:=AVERAGE([.R100];[.R108];[.R116];[.R124];[.R132];[.R140];[.R148];[.R156];[.R164];[.R172])" office:value-type="float" office:value="74.7428571428572" calcext:value-type="float">
            <text:p>75</text:p>
          </table:table-cell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2" table:formula="of:=AVERAGE([.C101:.Q101])" office:value-type="float" office:value="71.3571428571429" calcext:value-type="float">
            <text:p>71</text:p>
          </table:table-cell>
          <table:table-cell table:style-name="ce2" table:number-columns-repeated="2"/>
          <table:table-cell table:style-name="ce2" office:value-type="float" office:value="7500" calcext:value-type="float">
            <text:p>7500</text:p>
          </table:table-cell>
          <table:table-cell table:style-name="ce12" table:formula="of:=AVERAGE([.R101];[.R109];[.R117];[.R125];[.R133];[.R141];[.R149];[.R157];[.R165];[.R173])" office:value-type="float" office:value="74.8" calcext:value-type="float">
            <text:p>75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2" table:formula="of:=AVERAGE([.C102:.Q102])" office:value-type="float" office:value="71.0714285714286" calcext:value-type="float">
            <text:p>71</text:p>
          </table:table-cell>
          <table:table-cell table:style-name="ce2" table:number-columns-repeated="2"/>
          <table:table-cell table:style-name="ce2" office:value-type="float" office:value="10000" calcext:value-type="float">
            <text:p>10000</text:p>
          </table:table-cell>
          <table:table-cell table:style-name="ce12" table:formula="of:=AVERAGE([.R102];[.R110];[.R118];[.R126];[.R134];[.R142];[.R150];[.R158];[.R166];[.R174])" office:value-type="float" office:value="75.1428571428572" calcext:value-type="float">
            <text:p>75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2" table:number-columns-repeated="14"/>
          <table:table-cell table:style-name="ce11"/>
          <table:table-cell table:style-name="ce2" table:number-columns-repeated="3"/>
          <table:table-cell table:style-name="ce11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6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2"/>
          <table:table-cell table:style-name="ce2" office:value-type="string" calcext:value-type="string">
            <text:p>Tam. Dataset</text:p>
          </table:table-cell>
          <table:table-cell table:style-name="ce11" office:value-type="string" calcext:value-type="string">
            <text:p>Media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12" table:formula="of:=AVERAGE([.C105:.Q105])" office:value-type="float" office:value="67.9285714285714" calcext:value-type="float">
            <text:p>68</text:p>
          </table:table-cell>
          <table:table-cell table:style-name="ce2" table:number-columns-repeated="2"/>
          <table:table-cell table:style-name="ce2" office:value-type="float" office:value="500" calcext:value-type="float">
            <text:p>500</text:p>
          </table:table-cell>
          <table:table-cell table:style-name="ce12" table:formula="of:=AVERAGE([.R97];[.R105];[.R113];[.R121];[.R129];[.R137];[.R145];[.R153];[.R161])" office:value-type="float" office:value="79.3968253968254" calcext:value-type="float">
            <text:p>79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12" table:formula="of:=AVERAGE([.C106:.Q106])" office:value-type="float" office:value="63.3571428571429" calcext:value-type="float">
            <text:p>63</text:p>
          </table:table-cell>
          <table:table-cell table:style-name="ce2" table:number-columns-repeated="2"/>
          <table:table-cell table:style-name="ce2" office:value-type="float" office:value="1000" calcext:value-type="float">
            <text:p>1000</text:p>
          </table:table-cell>
          <table:table-cell table:style-name="ce12" table:formula="of:=AVERAGE([.R98];[.R106];[.R114];[.R122];[.R130];[.R138];[.R146];[.R154];[.R162])" office:value-type="float" office:value="76.4285714285714" calcext:value-type="float">
            <text:p>76</text:p>
          </table:table-cell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2" table:formula="of:=AVERAGE([.C107:.Q107])" office:value-type="float" office:value="63.2142857142857" calcext:value-type="float">
            <text:p>63</text:p>
          </table:table-cell>
          <table:table-cell table:style-name="ce2" table:number-columns-repeated="2"/>
          <table:table-cell table:style-name="ce2" office:value-type="float" office:value="2500" calcext:value-type="float">
            <text:p>2500</text:p>
          </table:table-cell>
          <table:table-cell table:style-name="ce12" table:formula="of:=AVERAGE([.R99];[.R107];[.R115];[.R123];[.R131];[.R139];[.R147];[.R155];[.R163])" office:value-type="float" office:value="70.7301587301587" calcext:value-type="float">
            <text:p>71</text:p>
          </table:table-cell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2" table:formula="of:=AVERAGE([.C108:.Q108])" office:value-type="float" office:value="60.6428571428572" calcext:value-type="float">
            <text:p>61</text:p>
          </table:table-cell>
          <table:table-cell table:style-name="ce2" table:number-columns-repeated="2"/>
          <table:table-cell table:style-name="ce2" office:value-type="float" office:value="5000" calcext:value-type="float">
            <text:p>5000</text:p>
          </table:table-cell>
          <table:table-cell table:style-name="ce12" table:formula="of:=AVERAGE([.R100];[.R108];[.R116];[.R124];[.R132];[.R140];[.R148];[.R156];[.R164])" office:value-type="float" office:value="68.531746031746" calcext:value-type="float">
            <text:p>69</text:p>
          </table:table-cell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table:style-name="ce2" office:value-type="float" office:value="58" calcext:value-type="float">
            <text:p>5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2" table:formula="of:=AVERAGE([.C109:.Q109])" office:value-type="float" office:value="61.6428571428571" calcext:value-type="float">
            <text:p>62</text:p>
          </table:table-cell>
          <table:table-cell table:style-name="ce2" table:number-columns-repeated="2"/>
          <table:table-cell table:style-name="ce2" office:value-type="float" office:value="7500" calcext:value-type="float">
            <text:p>7500</text:p>
          </table:table-cell>
          <table:table-cell table:style-name="ce12" table:formula="of:=AVERAGE([.R101];[.R109];[.R117];[.R125];[.R133];[.R141];[.R149];[.R157];[.R165])" office:value-type="float" office:value="68.1904761904762" calcext:value-type="float">
            <text:p>68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2" table:formula="of:=AVERAGE([.C110:.Q110])" office:value-type="float" office:value="59.0714285714286" calcext:value-type="float">
            <text:p>59</text:p>
          </table:table-cell>
          <table:table-cell table:style-name="ce2" table:number-columns-repeated="2"/>
          <table:table-cell table:style-name="ce2" office:value-type="float" office:value="10000" calcext:value-type="float">
            <text:p>10000</text:p>
          </table:table-cell>
          <table:table-cell table:style-name="ce12" table:formula="of:=AVERAGE([.R102];[.R110];[.R118];[.R126];[.R134];[.R142];[.R150];[.R158];[.R166])" office:value-type="float" office:value="67.4126984126984" calcext:value-type="float">
            <text:p>67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2" table:number-columns-repeated="14"/>
          <table:table-cell table:style-name="ce11"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7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2" table:formula="of:=AVERAGE([.C113:.Q113])" office:value-type="float" office:value="53.7142857142857" calcext:value-type="float">
            <text:p>54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2" table:formula="of:=AVERAGE([.C114:.Q114])" office:value-type="float" office:value="55.5" calcext:value-type="float">
            <text:p>56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table:style-name="ce2" office:value-type="float" office:value="58" calcext:value-type="float">
            <text:p>5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2" table:formula="of:=AVERAGE([.C115:.Q115])" office:value-type="float" office:value="51.6428571428571" calcext:value-type="float">
            <text:p>52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61" calcext:value-type="float">
            <text:p>61</text:p>
          </table:table-cell>
          <table:table-cell table:style-name="ce2"/>
          <table:table-cell table:style-name="ce12" table:formula="of:=AVERAGE([.C116:.Q116])" office:value-type="float" office:value="46.7857142857143" calcext:value-type="float">
            <text:p>47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style-name="ce12" table:formula="of:=AVERAGE([.C117:.Q117])" office:value-type="float" office:value="44.6428571428571" calcext:value-type="float">
            <text:p>45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2" table:formula="of:=AVERAGE([.C118:.Q118])" office:value-type="float" office:value="45.3571428571429" calcext:value-type="float">
            <text:p>45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2"/>
          <table:table-cell/>
          <table:table-cell table:style-name="ce2" table:number-columns-repeated="14"/>
          <table:table-cell table:style-name="ce11"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8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82" calcext:value-type="float">
            <text:p>8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2" table:formula="of:=AVERAGE([.C121:.Q121])" office:value-type="float" office:value="82.7857142857143" calcext:value-type="float">
            <text:p>83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12" table:formula="of:=AVERAGE([.C122:.Q122])" office:value-type="float" office:value="80.0714285714286" calcext:value-type="float">
            <text:p>80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66" calcext:value-type="float">
            <text:p>6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2" table:formula="of:=AVERAGE([.C123:.Q123])" office:value-type="float" office:value="74.3571428571429" calcext:value-type="float">
            <text:p>74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2" table:formula="of:=AVERAGE([.C124:.Q124])" office:value-type="float" office:value="77.6428571428571" calcext:value-type="float">
            <text:p>78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2" table:formula="of:=AVERAGE([.C125:.Q125])" office:value-type="float" office:value="76.8571428571429" calcext:value-type="float">
            <text:p>77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2" table:formula="of:=AVERAGE([.C126:.Q126])" office:value-type="float" office:value="77.3571428571429" calcext:value-type="float">
            <text:p>77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2"/>
          <table:table-cell/>
          <table:table-cell table:style-name="ce2" table:number-columns-repeated="14"/>
          <table:table-cell table:style-name="ce11"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9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2" table:style-name="ce2" office:value-type="float" office:value="63" calcext:value-type="float">
            <text:p>63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2" table:style-name="ce2" office:value-type="float" office:value="63" calcext:value-type="float">
            <text:p>63</text:p>
          </table:table-cell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2" table:formula="of:=AVERAGE([.C129:.Q129])" office:value-type="float" office:value="70.4285714285714" calcext:value-type="float">
            <text:p>70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12" table:formula="of:=AVERAGE([.C130:.Q130])" office:value-type="float" office:value="83.9285714285714" calcext:value-type="float">
            <text:p>84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" table:style-name="ce2" office:value-type="float" office:value="63" calcext:value-type="float">
            <text:p>6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1" calcext:value-type="float">
            <text:p>91</text:p>
          </table:table-cell>
          <table:table-cell table:style-name="ce2"/>
          <table:table-cell table:style-name="ce12" table:formula="of:=AVERAGE([.C131:.Q131])" office:value-type="float" office:value="75.6428571428571" calcext:value-type="float">
            <text:p>76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2" table:formula="of:=AVERAGE([.C132:.Q132])" office:value-type="float" office:value="74.5714285714286" calcext:value-type="float">
            <text:p>75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2" table:formula="of:=AVERAGE([.C133:.Q133])" office:value-type="float" office:value="78.3571428571429" calcext:value-type="float">
            <text:p>78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2" table:formula="of:=AVERAGE([.C134:.Q134])" office:value-type="float" office:value="77.9285714285714" calcext:value-type="float">
            <text:p>78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2"/>
          <table:table-cell/>
          <table:table-cell table:style-name="ce2" table:number-columns-repeated="14"/>
          <table:table-cell table:style-name="ce11"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10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12" table:formula="of:=AVERAGE([.C137:.Q137])" office:value-type="float" office:value="95.2142857142857" calcext:value-type="float">
            <text:p>95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  <table:table-cell table:style-name="ce12" table:formula="of:=AVERAGE([.C138:.Q138])" office:value-type="float" office:value="86.2857142857143" calcext:value-type="float">
            <text:p>86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2" table:formula="of:=AVERAGE([.C139:.Q139])" office:value-type="float" office:value="76.7142857142857" calcext:value-type="float">
            <text:p>77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2" table:formula="of:=AVERAGE([.C140:.Q140])" office:value-type="float" office:value="77.7142857142857" calcext:value-type="float">
            <text:p>78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2" table:formula="of:=AVERAGE([.C141:.Q141])" office:value-type="float" office:value="77.5714285714286" calcext:value-type="float">
            <text:p>78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2" table:formula="of:=AVERAGE([.C142:.Q142])" office:value-type="float" office:value="75.0714285714286" calcext:value-type="float">
            <text:p>75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2"/>
          <table:table-cell/>
          <table:table-cell table:style-name="ce2" table:number-columns-repeated="14"/>
          <table:table-cell table:style-name="ce11"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11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2" table:formula="of:=AVERAGE([.C145:.Q145])" office:value-type="float" office:value="80.7857142857143" calcext:value-type="float">
            <text:p>81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2" table:style-name="ce2" office:value-type="float" office:value="74" calcext:value-type="float">
            <text:p>74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 table:style-name="ce2"/>
          <table:table-cell table:style-name="ce12" table:formula="of:=AVERAGE([.C146:.Q146])" office:value-type="float" office:value="78.0714285714286" calcext:value-type="float">
            <text:p>78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3" table:style-name="ce2" office:value-type="float" office:value="77" calcext:value-type="float">
            <text:p>7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2" table:formula="of:=AVERAGE([.C147:.Q147])" office:value-type="float" office:value="77.2857142857143" calcext:value-type="float">
            <text:p>77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9" table:style-name="ce2" office:value-type="float" office:value="75" calcext:value-type="float">
            <text:p>75</text:p>
          </table:table-cell>
          <table:table-cell table:style-name="ce2"/>
          <table:table-cell table:style-name="ce12" table:formula="of:=AVERAGE([.C148:.Q148])" office:value-type="float" office:value="75.5" calcext:value-type="float">
            <text:p>76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6"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2" table:formula="of:=AVERAGE([.C149:.Q149])" office:value-type="float" office:value="75.5" calcext:value-type="float">
            <text:p>76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3" table:style-name="ce2" office:value-type="float" office:value="75" calcext:value-type="float">
            <text:p>7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/>
          <table:table-cell table:style-name="ce12" table:formula="of:=AVERAGE([.C150:.Q150])" office:value-type="float" office:value="74.9285714285714" calcext:value-type="float">
            <text:p>75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2"/>
          <table:table-cell/>
          <table:table-cell table:style-name="ce2" table:number-columns-repeated="14"/>
          <table:table-cell table:style-name="ce11"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12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2" table:formula="of:=AVERAGE([.C153:.Q153])" office:value-type="float" office:value="71.8571428571429" calcext:value-type="float">
            <text:p>72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12" table:formula="of:=AVERAGE([.C154:.Q154])" office:value-type="float" office:value="62.8571428571429" calcext:value-type="float">
            <text:p>63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2" table:formula="of:=AVERAGE([.C155:.Q155])" office:value-type="float" office:value="52.8571428571429" calcext:value-type="float">
            <text:p>53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2" table:formula="of:=AVERAGE([.C156:.Q156])" office:value-type="float" office:value="50.3571428571429" calcext:value-type="float">
            <text:p>50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2" table:formula="of:=AVERAGE([.C157:.Q157])" office:value-type="float" office:value="50.7857142857143" calcext:value-type="float">
            <text:p>51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2" table:formula="of:=AVERAGE([.C158:.Q158])" office:value-type="float" office:value="47.9285714285714" calcext:value-type="float">
            <text:p>48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2"/>
          <table:table-cell/>
          <table:table-cell table:style-name="ce2" table:number-columns-repeated="14"/>
          <table:table-cell table:style-name="ce11"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13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12" table:formula="of:=AVERAGE([.C161:.Q161])" office:value-type="float" office:value="90.9285714285714" calcext:value-type="float">
            <text:p>91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12" table:formula="of:=AVERAGE([.C162:.Q162])" office:value-type="float" office:value="88.7142857142857" calcext:value-type="float">
            <text:p>89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2" table:formula="of:=AVERAGE([.C163:.Q163])" office:value-type="float" office:value="79.7857142857143" calcext:value-type="float">
            <text:p>80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table:style-name="ce2"/>
          <table:table-cell table:style-name="ce12" table:formula="of:=AVERAGE([.C164:.Q164])" office:value-type="float" office:value="78.2142857142857" calcext:value-type="float">
            <text:p>78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7" calcext:value-type="float">
            <text:p>87</text:p>
          </table:table-cell>
          <table:table-cell table:style-name="ce2"/>
          <table:table-cell table:style-name="ce12" table:formula="of:=AVERAGE([.C165:.Q165])" office:value-type="float" office:value="77" calcext:value-type="float">
            <text:p>77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2" table:formula="of:=AVERAGE([.C166:.Q166])" office:value-type="float" office:value="78" calcext:value-type="float">
            <text:p>78</text:p>
          </table:table-cell>
          <table:table-cell table:style-name="ce2" table:number-columns-repeated="4"/>
        </table:table-row>
        <table:table-row table:style-name="ro1">
          <table:table-cell table:style-name="ce2" table:number-columns-repeated="2"/>
          <table:table-cell/>
          <table:table-cell table:style-name="ce2" table:number-columns-repeated="14"/>
          <table:table-cell table:style-name="ce11"/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Tam. Dataset</text:p>
          </table:table-cell>
          <table:table-cell table:style-name="ce2" office:value-type="string" calcext:value-type="string">
            <text:p>- Nivel 14 -</text:p>
          </table:table-cell>
          <table:table-cell/>
          <table:table-cell table:style-name="ce2" table:number-columns-repeated="14"/>
          <table:table-cell table:style-name="ce11" office:value-type="string" calcext:value-type="string">
            <text:p>Media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55" calcext:value-type="float">
            <text:p>155</text:p>
          </table:table-cell>
          <table:table-cell table:style-name="ce2"/>
          <table:table-cell table:style-name="ce12" table:formula="of:=AVERAGE([.C169:.Q169])" office:value-type="float" office:value="147.642857142857" calcext:value-type="float">
            <text:p>148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12" table:formula="of:=AVERAGE([.C170:.Q170])" office:value-type="float" office:value="138.714285714286" calcext:value-type="float">
            <text:p>139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50" calcext:value-type="float">
            <text:p>150</text:p>
          </table:table-cell>
          <table:table-cell table:style-name="ce2"/>
          <table:table-cell table:style-name="ce12" table:formula="of:=AVERAGE([.C171:.Q171])" office:value-type="float" office:value="138.357142857143" calcext:value-type="float">
            <text:p>138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float" office:value="151" calcext:value-type="float">
            <text:p>151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51" calcext:value-type="float">
            <text:p>151</text:p>
          </table:table-cell>
          <table:table-cell table:style-name="ce2"/>
          <table:table-cell table:style-name="ce12" table:formula="of:=AVERAGE([.C172:.Q172])" office:value-type="float" office:value="130.642857142857" calcext:value-type="float">
            <text:p>131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43" calcext:value-type="float">
            <text:p>143</text:p>
          </table:table-cell>
          <table:table-cell table:style-name="ce2"/>
          <table:table-cell table:style-name="ce12" table:formula="of:=AVERAGE([.C173:.Q173])" office:value-type="float" office:value="134.285714285714" calcext:value-type="float">
            <text:p>134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2" table:style-name="ce2" office:value-type="float" office:value="149" calcext:value-type="float">
            <text:p>149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12" table:formula="of:=AVERAGE([.C174:.Q174])" office:value-type="float" office:value="144.714285714286" calcext:value-type="float">
            <text:p>145</text:p>
          </table:table-cell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2:07:37.104168931</meta:creation-date>
    <meta:generator>LibreOffice/6.0.7.3$Linux_X86_64 LibreOffice_project/00m0$Build-3</meta:generator>
    <dc:date>2020-02-12T12:17:16.787689794</dc:date>
    <meta:editing-duration>PT9M38S</meta:editing-duration>
    <meta:editing-cycles>4</meta:editing-cycles>
    <meta:document-statistic meta:table-count="1" meta:cell-count="2202" meta:object-count="0"/>
  </office:meta>
</office:document-meta>
</file>